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0209.png" xlink:type="simple" xlink:show="embed" xlink:actuate="onLoad"/></draw:frame></text:p>
          </table:table-cell>
          <table:table-cell table:style-name="Table1.B1" office:value-type="string">
            <text:h text:style-name="P9" text:outline-level="1">Разность нулевого порядка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671cm" svg:height="1.769cm" draw:z-index="1"><draw:image xlink:href="../images/020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2">Блок </text:span><text:span text:style-name="T3">векторизован</text:span><text:span text:style-name="T5">, реализует вычисление разности </text:span><text:span text:style-name="T1">0</text:span><text:span text:style-name="T5">-го порядка по формуле:</text:span></text:p>
            <text:p text:style-name="P5"><draw:frame draw:style-name="fr3" draw:name="Объект1" text:anchor-type="as-char" svg:width="5.86cm" svg:height="0.62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6"><text:span text:style-name="T5">где</text:span><text:span text:style-name="T5"><draw:frame draw:style-name="fr3" draw:name="Объект2" text:anchor-type="as-char" svg:width="3.584cm" svg:height="0.62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значения i-го элемента входного сигнала в блок на текущем и предыдущем шагах интегрирования;</text:span></text:p>
            <text:p text:style-name="P6"><text:span text:style-name="T5"><draw:frame draw:style-name="fr3" draw:name="Объект4" text:anchor-type="as-char" svg:width="1.182cm" svg:height="0.62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– i-ый элемент выходного сигнала из блока в текущий момент модельного времени.</text:span></text:p>
            <text:p text:style-name="P4"><text:span text:style-name="T4">Примечания:</text:span> </text:p>
            <text:list xml:id="list12105223749868316" text:style-name="L1">
              <text:list-item>
                <text:p text:style-name="P10"><text:span text:style-name="T6">По умолчанию блок реализует вычисление разности </text:span><text:span text:style-name="T1">0</text:span><text:span text:style-name="T6">-го порядка для </text:span><text:span text:style-name="T7">скалярного</text:span><text:span text:style-name="T6"> входного сигнала.</text:span></text:p>
              </text:list-item>
            </text:list>
            <text:p text:style-name="P3"><text:span text:style-name="T4">Свойства</text:span>:</text:p>
            <text:list xml:id="list1478550873221057307" text:style-name="L2">
              <text:list-item>
                <text:p text:style-name="P11"><text:span text:style-name="T5">Начальные условия – вектор начальных значений</text:span><text:span text:style-name="T5"><draw:frame draw:style-name="fr3" draw:name="Объект10" text:anchor-type="as-char" svg:width="1.265cm" svg:height="0.621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выходной величины блока.</text:span></text:p>
              </text:list-item>
              <text:list-item>
                <text:p text:style-name="P12">Развязка алгебраических петель – флаг, указывающий должен ли данный блок производить развязку петель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ность нулевого порядка</dc:title>
    <dc:date>2014-12-24T18:17:55.52</dc:date>
    <meta:generator>OpenOffice/4.1.1$Win32 OpenOffice.org_project/411m6$Build-9775</meta:generator>
    <meta:editing-duration>PT6H56M26S</meta:editing-duration>
    <meta:editing-cycles>161</meta:editing-cycles>
    <meta:document-statistic meta:table-count="1" meta:image-count="2" meta:object-count="4" meta:page-count="1" meta:paragraph-count="15" meta:word-count="85" meta:character-count="60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u</mi>
          <mi>i</mi>
        </msub>
        <mrow>
          <mo stretchy="false">(</mo>
          <mrow>
            <mi>t</mi>
          </mrow>
          <mo stretchy="false">)</mo>
        </mrow>
        <mrow>
          <mi/>
          <mo stretchy="false">−</mo>
          <mi/>
        </mrow>
        <msub>
          <mi>u</mi>
          <mi>i</mi>
        </msub>
        <mrow>
          <mo stretchy="false">(</mo>
          <mrow>
            <mrow>
              <mi>t</mi>
              <mo stretchy="false">−</mo>
              <mo stretchy="false">Δ</mo>
            </mrow>
            <mi>t</mi>
          </mrow>
          <mo stretchy="false">)</mo>
        </mrow>
      </mrow>
    </mrow>
    <annotation encoding="StarMath 5.0">y_i(t) ~=~ {u_i(t)~-~u_i(t- %DELTA t)}</annotation>
  </semantics>
</math>
</file>

<file path=Object 3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  <mi>,</mi>
      <mi/>
      <msub>
        <mi>u</mi>
        <mi>i</mi>
      </msub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_i(t),~u_i(t - %DELTA t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